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aea79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2cm"/>
    </style:style>
    <style:style style:name="gr8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1cm" svg:height="8.8cm" svg:x="3cm" svg:y="2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4.4cm" svg:x="10.1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0.6cm" svg:x="4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6.6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5.2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5.6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.4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.8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4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6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8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7.2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cm" svg:height="0.3cm" svg:x="3.5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5.2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5.6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.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.8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6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8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7.2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cm" svg:height="0.3cm" svg:x="3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5.2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5.6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.4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.8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4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6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8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7.2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cm" svg:height="0.3cm" svg:x="3.5cm" svg:y="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5.2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5.6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.4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.8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4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6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8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7.2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cm" svg:height="0.3cm" svg:x="3.5cm" svg:y="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5.2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5.6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.4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.8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4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6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8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7.2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cm" svg:height="0.3cm" svg:x="3.5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5.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5.6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.4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.8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4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6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8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7.2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cm" svg:height="0.3cm" svg:x="3.5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5.2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5.6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.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.8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6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8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7.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cm" svg:height="0.3cm" svg:x="3.5cm" svg:y="4.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cm" svg:y1="2.9cm" svg:x2="7.9cm" svg:y2="2.9cm">
          <text:p text:style-name="P1"><text:span text:style-name="T1">Tür</text:span></text:p>
          <text:p text:style-name="P1"><text:span text:style-name="T1"/></text:p>
        </draw:line>
        <draw:line draw:style-name="gr5" draw:text-style-name="P1" draw:layer="layout" svg:x1="8.1cm" svg:y1="10.5cm" svg:x2="8.1cm" svg:y2="11.5cm">
          <text:p/>
        </draw:line>
        <draw:line draw:style-name="gr4" draw:text-style-name="P2" draw:layer="layout" svg:x1="8.1cm" svg:y1="10.5cm" svg:x2="8.1cm" svg:y2="11.5cm">
          <text:p text:style-name="P1"><text:span text:style-name="T1">Tür</text:span></text:p>
          <text:p text:style-name="P1"><text:span text:style-name="T1"/></text:p>
        </draw:line>
        <draw:line draw:style-name="gr4" draw:text-style-name="P1" draw:layer="layout" svg:x1="3cm" svg:y1="10.5cm" svg:x2="3cm" svg:y2="11.5cm">
          <text:p text:style-name="P1"><text:span text:style-name="T1">Tür</text:span></text:p>
          <text:p text:style-name="P1"><text:span text:style-name="T1"/></text:p>
        </draw:line>
        <draw:line draw:style-name="gr6" draw:text-style-name="P1" draw:layer="layout" svg:x1="6.9cm" svg:y1="10.4cm" svg:x2="7.1cm" svg:y2="10.5cm">
          <text:p/>
        </draw:line>
        <draw:line draw:style-name="gr6" draw:text-style-name="P1" draw:layer="layout" svg:x1="6.9cm" svg:y1="10.5cm" svg:x2="7.1cm" svg:y2="10.4cm">
          <text:p/>
        </draw:line>
        <draw:line draw:style-name="gr6" draw:text-style-name="P1" draw:layer="layout" svg:x1="9.8cm" svg:y1="10.6cm" svg:x2="10cm" svg:y2="10.7cm">
          <text:p/>
        </draw:line>
        <draw:line draw:style-name="gr6" draw:text-style-name="P1" draw:layer="layout" svg:x1="9.8cm" svg:y1="10.7cm" svg:x2="10cm" svg:y2="10.6cm">
          <text:p/>
        </draw:line>
        <draw:frame draw:style-name="gr7" draw:text-style-name="P3" draw:layer="layout" svg:width="3cm" svg:height="0.729cm" svg:x="10cm" svg:y="10.3cm">
          <draw:text-box>
            <text:p text:style-name="P3"><text:span text:style-name="T2">Impulsquelle</text:span></text:p>
          </draw:text-box>
        </draw:frame>
        <draw:measure draw:style-name="gr8" draw:text-style-name="P1" draw:layer="measurelines" svg:x1="3cm" svg:y1="13.1cm" svg:x2="8.1cm" svg:y2="13.1cm">
          <text:p text:style-name="P4">10,2m</text:p>
        </draw:measure>
        <draw:measure draw:style-name="gr8" draw:text-style-name="P1" draw:layer="measurelines" svg:x1="1.9cm" svg:y1="2.9cm" svg:x2="1.9cm" svg:y2="11.7cm">
          <text:p text:style-name="P4">16m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Hörmer</meta:initial-creator>
    <meta:creation-date>2015-04-29T12:54:08.064348991</meta:creation-date>
    <dc:date>2015-04-29T13:05:26.832247573</dc:date>
    <dc:creator>Andreas Hörmer</dc:creator>
    <meta:editing-duration>P0D</meta:editing-duration>
    <meta:editing-cycles>1</meta:editing-cycles>
    <meta:document-statistic meta:object-count="92"/>
    <meta:generator>LibreOffice/4.2.8.2$Linux_X86_64 LibreOffice_project/420m0$Build-2</meta:generator>
  </office:meta>
</office:document-meta>
</file>